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2pt" officeooo:rsid="00077e55"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3">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4">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new.html.e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text:soft-page-break/>brief statement of the purpose of the software in the fil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
      <text:list xml:id="list6108328877130745698" text:style-name="WWNum1">
        <text:list-header>
          <text:p text:style-name="P26">Design Principles (Modularity, Cohesion, Coupling). <text:s/>Place a check mark if the method complies with Coupling and Cohesion. <text:s/>If not, leave it blank.</text:p>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7"/>
      <text:list xml:id="list133006052234190" text:continue-numbering="true" text:style-name="WWNum1">
        <text:list-header>
          <text:p text:style-name="P27">Reviewer’s Comments:<text:lin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30:05.869611290</dc:date>
    <meta:generator>LibreOffice/4.2.3.3$Linux_X86_64 LibreOffice_project/420m0$Build-3</meta:generator>
    <meta:editing-duration>P0D</meta:editing-duration>
    <meta:editing-cycles>2</meta:editing-cycles>
    <meta:document-statistic meta:table-count="5" meta:image-count="0" meta:object-count="0" meta:page-count="2" meta:paragraph-count="81" meta:word-count="409" meta:character-count="2488" meta:non-whitespace-character-count="2145"/>
  </office:meta>
</office:document-meta>
</file>